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Linux 5.4.0-113-generic #127-Ubuntu SMP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cc version 9.4.0 (Ubuntu 9.4.0-1ubuntu1~20.04.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h tested versions of Raylib have been compiled with SUPPORT_BUSY_WAIT_LOO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itTime with milliseconds parameter resu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de used: <text:a xlink:href="https://github.com/raysan5/raylib" xlink:type="simple">https://github.com/raysan5/raylib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it: 865a44adda0a3b32b39c0f20a85b45f5001f274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loops</text:p>
          </table:table-cell>
          <table:table-cell office:value-type="string" calcext:value-type="string">
            <text:p>Wait per loop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.006753" calcext:value-type="float">
            <text:p>20.006753</text:p>
          </table:table-cell>
          <table:table-cell office:value-type="float" office:value="20.004127" calcext:value-type="float">
            <text:p>20.004127</text:p>
          </table:table-cell>
          <table:table-cell office:value-type="float" office:value="20.005161" calcext:value-type="float">
            <text:p>20.005161</text:p>
          </table:table-cell>
          <table:table-cell office:value-type="float" office:value="20.004213" calcext:value-type="float">
            <text:p>20.004213</text:p>
          </table:table-cell>
          <table:table-cell table:style-name="ce2" office:value-type="float" office:value="20.004511" calcext:value-type="float">
            <text:p>20.00451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5" calcext:value-type="float">
            <text:p>0.5</text:p>
          </table:table-cell>
          <table:table-cell office:value-type="float" office:value="20.008606" calcext:value-type="float">
            <text:p>20.008606</text:p>
          </table:table-cell>
          <table:table-cell office:value-type="float" office:value="20.009219" calcext:value-type="float">
            <text:p>20.009219</text:p>
          </table:table-cell>
          <table:table-cell office:value-type="float" office:value="20.00805" calcext:value-type="float">
            <text:p>20.00805</text:p>
          </table:table-cell>
          <table:table-cell office:value-type="float" office:value="20.008989" calcext:value-type="float">
            <text:p>20.008989</text:p>
          </table:table-cell>
          <table:table-cell office:value-type="float" office:value="20.008135" calcext:value-type="float">
            <text:p>20.00813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.1</text:p>
          </table:table-cell>
          <table:table-cell office:value-type="float" office:value="20.047285" calcext:value-type="float">
            <text:p>20.047285</text:p>
          </table:table-cell>
          <table:table-cell office:value-type="float" office:value="20.037867" calcext:value-type="float">
            <text:p>20.037867</text:p>
          </table:table-cell>
          <table:table-cell office:value-type="float" office:value="20.036766" calcext:value-type="float">
            <text:p>20.036766</text:p>
          </table:table-cell>
          <table:table-cell office:value-type="float" office:value="20.044646" calcext:value-type="float">
            <text:p>20.044646</text:p>
          </table:table-cell>
          <table:table-cell office:value-type="float" office:value="20.050786" calcext:value-type="float">
            <text:p>20.05078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1" calcext:value-type="float">
            <text:p>0.01</text:p>
          </table:table-cell>
          <table:table-cell office:value-type="float" office:value="20.42165" calcext:value-type="float">
            <text:p>20.42165</text:p>
          </table:table-cell>
          <table:table-cell office:value-type="float" office:value="20.428741" calcext:value-type="float">
            <text:p>20.428741</text:p>
          </table:table-cell>
          <table:table-cell office:value-type="float" office:value="20.431976" calcext:value-type="float">
            <text:p>20.431976</text:p>
          </table:table-cell>
          <table:table-cell office:value-type="float" office:value="20.422275" calcext:value-type="float">
            <text:p>20.422275</text:p>
          </table:table-cell>
          <table:table-cell office:value-type="float" office:value="20.423846" calcext:value-type="float">
            <text:p>20.42384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aitTime with seconds parameter resu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de used: <text:a xlink:href="https://github.com/flashback-fx/raylib/tree/waittime-fix-only-scale-waiting-time-when-calling-win32-sleep-2" xlink:type="simple">https://github.com/flashback-fx/raylib/tree/waittime-fix-only-scale-waiting-time-when-calling-win32-sleep-2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it: 8d371873d682f41a03b998b4c383afd8159f91a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loops</text:p>
          </table:table-cell>
          <table:table-cell office:value-type="string" calcext:value-type="string">
            <text:p>Wait per loop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0.004424" calcext:value-type="float">
            <text:p>20.004424</text:p>
          </table:table-cell>
          <table:table-cell office:value-type="float" office:value="20.006056" calcext:value-type="float">
            <text:p>20.006056</text:p>
          </table:table-cell>
          <table:table-cell office:value-type="float" office:value="20.004576" calcext:value-type="float">
            <text:p>20.004576</text:p>
          </table:table-cell>
          <table:table-cell office:value-type="float" office:value="20.004723" calcext:value-type="float">
            <text:p>20.004723</text:p>
          </table:table-cell>
          <table:table-cell office:value-type="float" office:value="20.005263" calcext:value-type="float">
            <text:p>20.00526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5" calcext:value-type="float">
            <text:p>0.5</text:p>
          </table:table-cell>
          <table:table-cell office:value-type="float" office:value="20.016186" calcext:value-type="float">
            <text:p>20.016186</text:p>
          </table:table-cell>
          <table:table-cell office:value-type="float" office:value="20.007932" calcext:value-type="float">
            <text:p>20.007932</text:p>
          </table:table-cell>
          <table:table-cell office:value-type="float" office:value="20.008323" calcext:value-type="float">
            <text:p>20.008323</text:p>
          </table:table-cell>
          <table:table-cell office:value-type="float" office:value="20.009767" calcext:value-type="float">
            <text:p>20.009767</text:p>
          </table:table-cell>
          <table:table-cell office:value-type="float" office:value="20.00975" calcext:value-type="float">
            <text:p>20.009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.1</text:p>
          </table:table-cell>
          <table:table-cell office:value-type="float" office:value="20.041373" calcext:value-type="float">
            <text:p>20.041373</text:p>
          </table:table-cell>
          <table:table-cell office:value-type="float" office:value="20.041604" calcext:value-type="float">
            <text:p>20.041604</text:p>
          </table:table-cell>
          <table:table-cell office:value-type="float" office:value="20.040334" calcext:value-type="float">
            <text:p>20.040334</text:p>
          </table:table-cell>
          <table:table-cell office:value-type="float" office:value="20.039121" calcext:value-type="float">
            <text:p>20.039121</text:p>
          </table:table-cell>
          <table:table-cell office:value-type="float" office:value="20.040958" calcext:value-type="float">
            <text:p>20.04095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1" calcext:value-type="float">
            <text:p>0.01</text:p>
          </table:table-cell>
          <table:table-cell office:value-type="float" office:value="20.469135" calcext:value-type="float">
            <text:p>20.469135</text:p>
          </table:table-cell>
          <table:table-cell office:value-type="float" office:value="20.477549" calcext:value-type="float">
            <text:p>20.477549</text:p>
          </table:table-cell>
          <table:table-cell office:value-type="float" office:value="20.375815" calcext:value-type="float">
            <text:p>20.375815</text:p>
          </table:table-cell>
          <table:table-cell office:value-type="float" office:value="20.477603" calcext:value-type="float">
            <text:p>20.477603</text:p>
          </table:table-cell>
          <table:table-cell office:value-type="float" office:value="20.465416" calcext:value-type="float">
            <text:p>20.465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3:58:02.874462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2:40:14.041700415</meta:creation-date>
    <dc:date>2022-06-06T15:16:29.202090808</dc:date>
    <meta:editing-duration>PT1H37M21S</meta:editing-duration>
    <meta:editing-cycles>8</meta:editing-cycles>
    <meta:generator>LibreOffice/6.4.7.2$Linux_X86_64 LibreOffice_project/40$Build-2</meta:generator>
    <meta:document-statistic meta:table-count="1" meta:cell-count="79" meta:object-count="0"/>
  </office:meta>
</office:document-meta>
</file>